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使用手機、GPS 或紙本繪圖</text:p>
      <text:p text:style-name="P1">此指南能以 <text:a xlink:type="simple" xlink:href="http://learnosm.org/files/mobile-mapping_zh_TW.odt" office:name=""><text:span text:style-name="Definition">mobile-mapping_zh_TW.odt</text:span></text:a> 或 <text:a xlink:type="simple" xlink:href="/files/mobile-mapping_zh_TW.pdf" office:name=""><text:span text:style-name="Definition">mobile-mapping_zh_TW.pdf</text:span></text:a> 下載<text:line-break/>審閲於 2015-07-14</text:p>
      <text:p text:style-name="First_20_paragraph">要真正建立詳細及準確的地圖，需要在你準備更新的區域進行調查。本節中的指南涉及使用：</text:p>
      <text:list text:style-name="L1">
        <text:list-item>
          <text:p text:style-name="P2">GPS：這可能會比你的手機更準確<text:line-break/></text:p>
        </text:list-item>
        <text:list-item>
          <text:p text:style-name="P2">Field Papers：一種列印的地圖，你可以寫在上面，然後可以上傳並追蹤<text:line-break/></text:p>
        </text:list-item>
        <text:list-item>
          <text:p text:style-name="P2">你的手機：有許多應用程式使用OSM資料進行導航，許多應用程式可幫助您執行調查。這裡只列出了一些，但這個列表每天都在增加，一些援助組織正在設計自己的應用程式來收集特定的數據。</text:p>
        </text:list-item>
      </text:list>
      <text:p text:style-name="First_20_paragraph">現在越來越多的智能手機內建一種芯片，能夠接收來自衛星定位系統的信號並確定其地理位置。最常見的芯片接收來自美國GPS頻率的信號，而較高端的型號可能包括可以同時從俄羅斯GLONASS衛星讀取頻率的芯片。</text:p>
      <text:p text:style-name="Text_20_body">智能手機中使用的芯片品質不一，數據的準確性和性能也會有所不同。</text:p>
      <text:p text:style-name="Text_20_body">帶有GPS芯片的設備可以自主工作，不需要電信基地台或是網路。而標有“僅限A-GPS” (輔助GPS) 的設備需要網路連線 (以及來自電信公司的基地台信號) 才能正常工作。A-GPS數據可以幫助獨立GPS芯片藉由預先儲存資料以提供更好的性能。</text:p>
      <text:p text:style-name="Text_20_body">對於大多數繪圖應用程式，會假定用戶的智能手機有獨立GPS芯片。檢查你的設備規格以確認你的設備是使用獨立芯片，還是僅限於A-GPS設備。</text:p>
      <text:p text:style-name="Text_20_body">應用程式市場有很多繪圖應用程式 (免費或付費) 供智能手機使用。每個應用程式都有自己的優點和缺點。</text:p>
      <text:p text:style-name="Text_20_body">選擇要繪圖 OpenStreetMap 的繪圖應用程式時，需要考慮以下功能。</text:p>
      <text:list text:style-name="L2">
        <text:list-item>
          <text:p text:style-name="P3">簡單易學、立即可用<text:line-break/></text:p>
        </text:list-item>
        <text:list-item>
          <text:p text:style-name="P3">支援 GPX (建立航點，可自訂日誌記錄間隔)<text:line-break/></text:p>
        </text:list-item>
        <text:list-item>
          <text:p text:style-name="P3">允許 OSM 貢獻 (新增、編輯、上傳資料)<text:line-break/></text:p>
        </text:list-item>
        <text:list-item>
          <text:p text:style-name="P3">允許離線載入 OSM 資料<text:line-break/></text:p>
        </text:list-item>
        <text:list-item>
          <text:p text:style-name="P3">能夠在多媒體文件 (筆記、照片、影片) 標記地理標籤<text:line-break/></text:p>
        </text:list-item>
        <text:list-item>
          <text:p text:style-name="P3">積極開發</text:p>
        </text:list-item>
      </text:list>
      <text:p text:style-name="First_20_paragraph">多試試幾個你的手機能安裝的應用程式，以熟悉界面，並根據您的個人喜好和繪圖習慣來選擇最好用的應用程式。</text:p>
      <text:p text:style-name="Text_20_body">接下來的部分將指導你安裝和使用特定應用程式，以便你使用智能手機也能為OpenStreetMap做出貢獻。</text:p>
      <text:p text:style-name="P4"><text:span text:style-name="T1">注意：</text:span> 在繼續使用之前，請確認設備的 GPS 是否可用並在開啟狀態。 在Android 中，請到 <text:span text:style-name="T2">設定</text:span><text:span text:style-name="T3"> </text:span><text:span text:style-name="T4">&gt;</text:span><text:span text:style-name="T5"> </text:span><text:span text:style-name="T6">定位</text:span> 來啟動。<text:line-break/>請記住，GPS在建築物內無法使用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使用手機、GPS 或紙本繪圖</dc:title>
  </office:meta>
</office:document-meta>
</file>